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Neutral" style:data-style-name="N0">
      <style:table-cell-properties fo:background-color="#FFEB9C"/>
      <style:text-properties fo:color="#9C6500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t Implemented Y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issing from existing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number-rows-repeated="1048368" table:style-name="ro1">
          <table:table-cell table:number-columns-repeated="16384"/>
        </table:table-row>
      </table:table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2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style-name="ce2"/>
          <table:table-cell table:number-columns-repeated="16371" table:style-name="ce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5">
            <text:p>/i3/inside/commons/garageDoor</text:p>
          </table:table-cell>
          <table:table-cell office:value-type="string" table:style-name="ce5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4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A4:Master_List.M208">
          <table:sort>
            <table:sort-by table:field-number="2"/>
          </table:sort>
        </table:database-range>
        <table:database-range table:target-range-address="sortedByLED.A4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12T18:57:35Z</dc:date>
  </office:meta>
</office:document-meta>
</file>